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left="1.482cm" fo:margin-right="0cm" fo:text-indent="0cm" style:auto-text-indent="false"/>
    </style:style>
    <style:style style:name="P3" style:family="paragraph" style:parent-style-name="Preformatted_20_Text">
      <style:paragraph-properties fo:margin-left="1.482cm" fo:margin-right="0cm" fo:margin-top="0cm" fo:margin-bottom="0.499cm" loext:contextual-spacing="false" fo:text-indent="0cm" style:auto-text-indent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tup-kibana">
        <text:h text:style-name="P1" text:outline-level="1"><text:bookmark text:name="statistics-kibana"/>Setup Kibana</text:h>
        <text:p text:style-name="Text_20_body">This section describes how to setup Kibana to be used in GeoNetwork to visualize the search/content statistics:</text:p>
        <text:list xml:id="list1863833582" text:style-name="L1">
          <text:list-item>
            <text:p text:style-name="P4">Download Kibana from <text:a xlink:type="simple" xlink:href="http://www.elastic.co/downloads/past-releases/" text:style-name="Internet_20_link" text:visited-style-name="Visited_20_Internet_20_Link">http://www.elastic.co/downloads/past-releases/</text:a>. For Geonetwork 3.8.x version 7.2.x is recommended.</text:p>
          </text:list-item>
          <text:list-item>
            <text:p text:style-name="P4">Unzip the file, for example to <text:span text:style-name="Citation">/opt/kibana</text:span></text:p>
          </text:list-item>
          <text:list-item>
            <text:p text:style-name="P4">Configure Kibana to use it in GeoNetwork:</text:p>
          </text:list-item>
        </text:list>
        <text:p text:style-name="P2">$ cd opt/kibana</text:p>
        <text:p text:style-name="P2">$ vi config/kibana.yml</text:p>
        <text:p text:style-name="P2"><text:s text:c="4"/>server.basePath: "/geonetwork/dashboards"</text:p>
        <text:p text:style-name="P3"><text:s text:c="4"/>kibana.index: “.dashboards"</text:p>
        <text:list xml:id="list1294272962" text:style-name="L2">
          <text:list-item>
            <text:p text:style-name="P5">Execute Kibana:</text:p>
          </text:list-item>
        </text:list>
        <text:p text:style-name="P2">$ cd /opt/kibana/bin</text:p>
        <text:p text:style-name="P3">$ ./kibana &amp;</text:p>
        <text:p text:style-name="Text_20_body">Note</text:p>
        <text:p text:style-name="Text_20_body">Usually you’ll want to configure Kibana to start automatically when the server is startup, this is not covered in this guide.</text:p>
        <text:list xml:id="list1003261256" text:style-name="L3">
          <text:list-item>
            <text:p text:style-name="P6">Verify in a browser that Kibana is running: <text:a xlink:type="simple" xlink:href="http://localhost:5601/app/kibana" text:style-name="Internet_20_link" text:visited-style-name="Visited_20_Internet_20_Link">http://localhost:5601/app/kibana</text:a></text:p>
          </text:list-item>
          <text:list-item>
            <text:p text:style-name="P6">Kibana should also be visible in Geonetwork at <text:a xlink:type="simple" xlink:href="http://localhost:8080/geonetwork/dashboards" text:style-name="Internet_20_link" text:visited-style-name="Visited_20_Internet_20_Link">http://localhost:8080/geonetwork/dashboards</text:a>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21:45:37.991241667</meta:creation-date>
    <dc:date>2021-07-07T14:14:30.189775547</dc:date>
    <meta:editing-duration>PT21M5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08" meta:character-count="786" meta:non-whitespace-character-count="692"/>
  </office:meta>
</office:document-meta>
</file>